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9.552cm" fo:min-width="7.802cm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 fo:min-height="3.18cm" fo:min-width="5.83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5.314cm" fo:min-width="4.464cm"/>
    </style:style>
    <style:style style:name="gr6" style:family="graphic" style:parent-style-name="objectwithoutfill">
      <style:graphic-properties svg:stroke-width="0.1cm" svg:stroke-color="#e6e6e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3.992cm" fo:min-width="9.142cm"/>
    </style:style>
    <style:style style:name="gr9" style:family="graphic" style:parent-style-name="standard">
      <style:graphic-properties draw:stroke="none" svg:stroke-color="#000000" draw:fill="none" draw:fill-color="#ffffff" fo:min-height="1.907cm"/>
    </style:style>
    <style:style style:name="gr10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cccccc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ccccc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0.7cm" svg:x="1.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3.8cm" svg:x="2.5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0.4cm" svg:height="2cm" svg:x="2.1cm" svg:y="2.6cm">
          <draw:text-box>
            <text:p text:style-name="P2"><text:span text:style-name="T1">WidgetContainer</text:span></text:p>
          </draw:text-box>
        </draw:frame>
        <draw:frame draw:style-name="gr3" draw:text-style-name="P2" draw:layer="layout" svg:width="10.4cm" svg:height="2cm" svg:x="4.2cm" svg:y="7.8cm">
          <draw:text-box>
            <text:p text:style-name="P2"><text:span text:style-name="T1">Widget</text:span></text:p>
          </draw:text-box>
        </draw:frame>
        <draw:line draw:style-name="gr4" draw:text-style-name="P1" draw:layer="layout" svg:x1="5.9cm" svg:y1="4.5cm" svg:x2="5.9cm" svg:y2="6.2cm">
          <text:p/>
        </draw:line>
        <draw:custom-shape draw:style-name="gr5" draw:text-style-name="P1" draw:layer="layout" svg:width="5.5cm" svg:height="6.1cm" svg:x="13.5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cm" svg:height="2cm" svg:x="14.9cm" svg:y="3.3cm">
          <draw:text-box>
            <text:p text:style-name="P3"><text:span text:style-name="T2">Data Source</text:span></text:p>
          </draw:text-box>
        </draw:frame>
        <draw:line draw:style-name="gr6" draw:text-style-name="P1" draw:layer="layout" svg:x1="13cm" svg:y1="2.8cm" svg:x2="10.7cm" svg:y2="2.8cm">
          <text:p/>
        </draw:line>
        <draw:line draw:style-name="gr6" draw:text-style-name="P1" draw:layer="layout" svg:x1="8.7cm" svg:y1="12.1cm" svg:x2="10.4cm" svg:y2="14.9cm">
          <text:p/>
        </draw:line>
        <draw:frame draw:style-name="gr7" draw:text-style-name="P4" draw:layer="layout" svg:width="4.1cm" svg:height="1.6cm" svg:x="5.2cm" svg:y="13.1cm">
          <draw:text-box>
            <text:p text:style-name="P4"><text:span text:style-name="T3">Actions</text:span></text:p>
          </draw:text-box>
        </draw:frame>
        <draw:custom-shape draw:style-name="gr8" draw:text-style-name="P1" draw:layer="layout" svg:width="10.1cm" svg:height="4.7cm" svg:x="9.2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5.7cm" svg:height="2.157cm" svg:x="11.8cm" svg:y="17.5cm">
          <draw:text-box>
            <text:p text:style-name="P5"><text:span text:style-name="T4">Dispatcher</text:span></text:p>
          </draw:text-box>
        </draw:frame>
        <draw:line draw:style-name="gr6" draw:text-style-name="P1" draw:layer="layout" svg:x1="16.1cm" svg:y1="14.6cm" svg:x2="16.2cm" svg:y2="7.9cm">
          <text:p/>
        </draw:line>
        <draw:line draw:style-name="gr4" draw:text-style-name="P1" draw:layer="layout" svg:x1="4.9cm" svg:y1="6.2cm" svg:x2="4.9cm" svg:y2="4.4cm">
          <text:p/>
        </draw:line>
        <draw:frame draw:style-name="gr10" draw:text-style-name="P6" draw:layer="layout" svg:width="3.9cm" svg:height="2.6cm" svg:x="1.3cm" svg:y="5cm">
          <draw:text-box>
            <text:p text:style-name="P6"><text:span text:style-name="T5">Callbacks</text:span></text:p>
          </draw:text-box>
        </draw:frame>
        <draw:frame draw:style-name="gr10" draw:text-style-name="P6" draw:layer="layout" svg:width="3.9cm" svg:height="2.6cm" svg:x="6.5cm" svg:y="5cm">
          <draw:text-box>
            <text:p text:style-name="P6"><text:span text:style-name="T5">Pr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3:58:14.394761407</meta:creation-date>
    <dc:date>2015-03-24T00:27:28.037357450</dc:date>
    <dc:creator>Robert Knight</dc:creator>
    <meta:editing-duration>PT29M13S</meta:editing-duration>
    <meta:editing-cycles>2</meta:editing-cycles>
    <meta:generator>LibreOffice/4.3.3.2$Linux_X86_64 LibreOffice_project/430m0$Build-2</meta:generator>
    <meta:document-statistic meta:object-count="16"/>
  </office:meta>
</office:document-meta>
</file>